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text-align="justify" style:justify-single-word="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 style:family="paragraph" style:parent-style-name="Standard">
      <style:paragraph-properties fo:text-align="justify" style:justify-single-word="false"/>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5" style:family="paragraph" style:parent-style-name="Standard">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text-properties fo:color="#000000" style:font-name="Liberation Serif" fo:font-size="12pt" style:font-name-asian="Monospace" style:font-size-asian="12pt" style:font-name-complex="Monospace" style:font-size-complex="12pt"/>
    </style:style>
    <style:style style:name="P7" style:family="paragraph" style:parent-style-name="Standard">
      <style:text-properties fo:color="#000000" style:font-name="Liberation Serif" fo:font-size="12pt" style:font-name-asian="Monospace" style:font-size-asian="10.5pt" style:font-name-complex="Monospace" style:font-size-complex="12pt"/>
    </style:style>
    <style:style style:name="P8" style:family="paragraph" style:parent-style-name="Standard">
      <style:text-properties fo:color="#000000" style:font-name="Ubuntu" fo:font-size="10pt" style:font-name-asian="Monospace" style:font-size-asian="10pt" style:font-name-complex="Monospace" style:font-size-complex="10pt"/>
    </style:style>
    <style:style style:name="P9" style:family="paragraph" style:parent-style-name="Standard">
      <style:paragraph-properties fo:text-align="justify" style:justify-single-word="false"/>
      <style:text-properties fo:color="#000000" style:font-name="Ubuntu" fo:font-size="10pt" style:font-name-asian="Monospace" style:font-size-asian="10pt" style:font-name-complex="Monospace" style:font-size-complex="10pt"/>
    </style:style>
    <style:style style:name="P10" style:family="paragraph" style:parent-style-name="Standard">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1"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2" style:family="paragraph" style:parent-style-name="Standard">
      <style:paragraph-properties fo:text-align="justify" style:justify-single-word="false">
        <style:tab-stops>
          <style:tab-stop style:position="3.9661in"/>
        </style:tab-stops>
      </style:paragraph-properties>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3" style:family="paragraph" style:parent-style-name="Standard">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4" style:family="paragraph" style:parent-style-name="Standard">
      <style:paragraph-properties fo:text-align="justify"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5" style:family="paragraph" style:parent-style-name="Standard">
      <style:paragraph-properties fo:text-align="start"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6" style:family="paragraph" style:parent-style-name="Standard">
      <style:paragraph-properties fo:text-align="start" style:justify-single-word="false"/>
      <style:text-properties fo:color="#000000" style:font-name="Nimbus Sans L" fo:font-size="8pt" fo:font-style="normal" style:font-name-asian="Monospace" style:font-size-asian="8pt" style:font-style-asian="normal" style:font-name-complex="Monospace" style:font-size-complex="8pt" style:font-style-complex="normal"/>
    </style:style>
    <style:style style:name="P17" style:family="paragraph" style:parent-style-name="Standard">
      <style:paragraph-properties fo:text-align="justify" style:justify-single-word="false"/>
      <style:text-properties fo:color="#005032" style:font-name="Monospace" fo:font-size="10pt" fo:font-style="normal" style:font-name-asian="Monospace" style:font-size-asian="10pt" style:font-style-asian="normal" style:font-name-complex="Monospace" style:font-size-complex="10pt" style:font-style-complex="normal"/>
    </style:style>
    <style:style style:name="P18" style:family="paragraph" style:parent-style-name="Standard">
      <style:text-properties fo:color="#005032" style:font-name="Monospace" fo:font-size="10pt" style:font-name-asian="Monospace" style:font-size-asian="10pt" style:font-name-complex="Monospace" style:font-size-complex="10pt"/>
    </style:style>
    <style:style style:name="P19" style:family="paragraph" style:parent-style-name="Standard">
      <style:text-properties style:font-name="Nimbus Sans L" fo:font-size="9pt" style:font-size-asian="7.84999990463257pt" style:font-size-complex="9pt"/>
    </style:style>
    <style:style style:name="P20" style:family="paragraph" style:parent-style-name="Standard">
      <style:paragraph-properties fo:line-height="100%"/>
      <style:text-properties style:font-name="Nimbus Sans L" fo:font-size="9pt" style:font-size-asian="7.84999990463257pt" style:font-size-complex="9pt"/>
    </style:style>
    <style:style style:name="P21" style:family="paragraph" style:parent-style-name="Standard">
      <style:text-properties fo:color="#ff0000" style:font-name="Nimbus Sans L" fo:font-size="9pt" fo:font-weight="normal" fo:background-color="transparent" style:font-size-asian="7.84999990463257pt" style:font-weight-asian="normal" style:font-size-complex="9pt" style:font-weight-complex="normal"/>
    </style:style>
    <style:style style:name="P22" style:family="paragraph" style:parent-style-name="Standard">
      <style:text-properties style:font-name="Ubuntu"/>
    </style:style>
    <style:style style:name="P23" style:family="paragraph" style:parent-style-name="Standard">
      <style:paragraph-properties fo:text-align="justify" style:justify-single-word="false"/>
      <style:text-properties style:font-name="Ubuntu"/>
    </style:style>
    <style:style style:name="P24" style:family="paragraph" style:parent-style-name="Standard">
      <style:text-properties style:font-name="Ubuntu" fo:font-size="10pt" style:font-size-asian="10pt" style:font-size-complex="10pt"/>
    </style:style>
    <style:style style:name="P25" style:family="paragraph" style:parent-style-name="Standard">
      <style:text-properties fo:color="#00ae00" style:font-name="Nimbus Sans L" fo:font-size="9pt" style:font-size-asian="7.84999990463257pt" style:font-size-complex="9pt"/>
    </style:style>
    <style:style style:name="P26" style:family="paragraph" style:parent-style-name="Standard">
      <style:paragraph-properties fo:line-height="100%"/>
      <style:text-properties fo:color="#800000" style:font-name="Nimbus Sans L" fo:font-size="9pt" fo:font-weight="normal" fo:background-color="transparent" style:font-size-asian="7.84999990463257pt" style:font-weight-asian="normal" style:font-size-complex="9pt" style:font-weight-complex="normal"/>
    </style:style>
    <style:style style:name="P27" style:family="paragraph" style:parent-style-name="Standard">
      <style:text-properties style:font-name="monospace" fo:font-size="10pt" style:font-size-asian="10pt" style:font-size-complex="10pt"/>
    </style:style>
    <style:style style:name="P28" style:family="paragraph" style:parent-style-name="Standard">
      <style:text-properties style:font-name="Liberation Serif" fo:font-size="12pt" style:font-size-asian="10.5pt" style:font-size-complex="12pt"/>
    </style:style>
    <style:style style:name="P29" style:family="paragraph" style:parent-style-name="Standard">
      <style:paragraph-properties fo:text-align="justify" style:justify-single-word="false"/>
    </style:style>
    <style:style style:name="P30" style:family="paragraph" style:parent-style-name="Standard">
      <style:paragraph-properties fo:margin-left="0.4925in" fo:margin-right="0in" fo:text-align="justify" style:justify-single-word="false" fo:text-indent="0in"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31" style:family="paragraph" style:parent-style-name="Standard">
      <style:paragraph-properties fo:margin-left="0.4925in" fo:margin-right="0in" fo:text-indent="0in" style:auto-text-indent="false"/>
      <style:text-properties fo:color="#000000" style:font-name="Ubuntu" fo:font-size="10pt" style:font-name-asian="Monospace" style:font-size-asian="10pt" style:font-name-complex="Monospace" style:font-size-complex="10pt"/>
    </style:style>
    <style:style style:name="P32" style:family="paragraph" style:parent-style-name="Standard">
      <style:paragraph-properties fo:margin-left="0.4925in" fo:margin-right="0in" fo:text-align="start" style:justify-single-word="false" fo:text-indent="0in" style:auto-text-indent="false"/>
      <style:text-properties fo:color="#000000" style:font-name="Ubuntu" fo:font-size="10pt" style:font-name-asian="Monospace" style:font-size-asian="10pt" style:font-name-complex="Monospace" style:font-size-complex="10pt"/>
    </style:style>
    <style:style style:name="P33" style:family="paragraph" style:parent-style-name="Standard">
      <style:paragraph-properties fo:margin-left="0.4925in" fo:margin-right="0in" fo:text-align="justify" style:justify-single-word="false" fo:text-indent="0in"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34" style:family="paragraph" style:parent-style-name="Standard">
      <style:paragraph-properties fo:margin-left="0.4925in" fo:margin-right="0in" fo:text-align="justify" style:justify-single-word="false" fo:text-indent="0in" style:auto-text-indent="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5" style:family="paragraph" style:parent-style-name="Standard">
      <style:paragraph-properties fo:margin-left="0.4925in" fo:margin-right="0in" fo:text-indent="0in" style:auto-text-indent="false"/>
      <style:text-properties style:font-name="Nimbus Sans L" fo:font-size="9pt" style:font-size-asian="7.84999990463257pt" style:font-size-complex="9pt"/>
    </style:style>
    <style:style style:name="P36" style:family="paragraph" style:parent-style-name="Standard">
      <style:paragraph-properties fo:margin-left="0.4925in" fo:margin-right="0in" fo:text-indent="0in" style:auto-text-indent="false"/>
      <style:text-properties style:font-name="Ubuntu" fo:font-size="10pt" style:font-size-asian="10pt" style:font-size-complex="10pt"/>
    </style:style>
    <style:style style:name="P37" style:family="paragraph" style:parent-style-name="Standard">
      <style:paragraph-properties fo:margin-left="0.4925in" fo:margin-right="0in" fo:text-indent="0in" style:auto-text-indent="false" fo:break-before="page"/>
      <style:text-properties fo:color="#000000" style:font-name="Ubuntu" fo:font-size="10pt" style:font-name-asian="Monospace" style:font-size-asian="10pt" style:font-name-complex="Monospace" style:font-size-complex="10pt"/>
    </style:style>
    <style:style style:name="P38" style:family="paragraph" style:parent-style-name="Standard">
      <style:paragraph-properties fo:margin-left="0.4925in" fo:margin-right="0in" fo:text-align="justify" style:justify-single-word="false" fo:text-indent="0in" style:auto-text-indent="false" fo:break-before="pag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39" style:family="paragraph" style:parent-style-name="Standard">
      <style:paragraph-properties fo:margin-left="0.4925in" fo:margin-right="0in" fo:text-indent="0in" style:auto-text-indent="false" fo:break-before="page"/>
      <style:text-properties style:font-name="Ubuntu" fo:font-size="10pt" style:font-size-asian="10pt" style:font-size-complex="10pt"/>
    </style:style>
    <style:style style:name="P40" style:family="paragraph" style:parent-style-name="Text_20_body">
      <style:paragraph-properties fo:margin-left="0.4925in" fo:margin-right="0in" fo:text-indent="0in" style:auto-text-indent="false"/>
    </style:style>
    <style:style style:name="P41" style:family="paragraph" style:parent-style-name="Standard">
      <style:paragraph-properties fo:margin-left="0in" fo:margin-right="0in" fo:text-align="justify" style:justify-single-word="false" fo:text-indent="0in"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2" style:family="paragraph" style:parent-style-name="Standard">
      <style:paragraph-properties fo:margin-left="0in" fo:margin-right="0in" fo:text-align="justify" style:justify-single-word="false" fo:text-indent="0in"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43" style:family="paragraph" style:parent-style-name="Text_20_body">
      <style:paragraph-properties fo:margin-left="0in" fo:margin-right="0in" fo:text-indent="0in" style:auto-text-indent="false"/>
    </style:style>
    <style:style style:name="P44" style:family="paragraph" style:parent-style-name="Text_20_body">
      <style:paragraph-properties fo:margin-left="0in" fo:margin-right="0in" fo:text-align="center" style:justify-single-word="false" fo:text-indent="0in" style:auto-text-indent="false"/>
    </style:style>
    <style:style style:name="P45" style:family="paragraph" style:parent-style-name="Text_20_body">
      <style:paragraph-properties fo:text-align="justify" style:justify-single-word="false"/>
    </style:style>
    <style:style style:name="P46" style:family="paragraph" style:parent-style-name="Text_20_body">
      <style:text-properties fo:background-color="#ffff00"/>
    </style:style>
    <style:style style:name="P47" style:family="paragraph" style:parent-style-name="Text_20_body">
      <style:text-properties fo:background-color="transparent"/>
    </style:style>
    <style:style style:name="P48" style:family="paragraph" style:parent-style-name="Table_20_Contents">
      <style:text-properties fo:font-size="10pt" style:font-size-asian="10pt" style:font-size-complex="10pt"/>
    </style:style>
    <style:style style:name="P49" style:family="paragraph" style:parent-style-name="Table_20_Heading">
      <style:text-properties fo:font-size="10pt" style:font-size-asian="10pt" style:font-size-complex="10pt"/>
    </style:style>
    <style:style style:name="P50" style:family="paragraph" style:parent-style-name="Standard">
      <style:paragraph-properties fo:break-before="page"/>
      <style:text-properties fo:background-color="#ffff00"/>
    </style:style>
    <style:style style:name="P51" style:family="paragraph" style:parent-style-name="Standard">
      <style:paragraph-properties fo:margin-left="0.9846in" fo:margin-right="0in" fo:text-indent="0in" style:auto-text-indent="false"/>
      <style:text-properties style:font-name="Nimbus Sans L" fo:font-size="9pt" style:font-size-asian="7.84999990463257pt" style:font-size-complex="9pt"/>
    </style:style>
    <style:style style:name="P52" style:family="paragraph" style:parent-style-name="Standard">
      <style:paragraph-properties fo:margin-left="1.4772in" fo:margin-right="0in" fo:text-indent="0in" style:auto-text-indent="false"/>
      <style:text-properties style:font-name="Nimbus Sans L" fo:font-size="9pt" style:font-size-asian="7.84999990463257pt" style:font-size-complex="9pt"/>
    </style:style>
    <style:style style:name="P53" style:family="paragraph" style:parent-style-name="Heading_20_1">
      <style:text-properties fo:font-size="26pt" style:font-size-asian="26pt" style:font-size-complex="26pt"/>
    </style:style>
    <style:style style:name="P54" style:family="paragraph" style:parent-style-name="Heading_20_1" style:list-style-name="">
      <style:text-properties fo:color="#000000" fo:font-size="10pt" style:font-name-asian="Monospace" style:font-size-asian="10pt" style:font-name-complex="Monospace" style:font-size-complex="10pt"/>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size="16.1000003814697pt" style:font-size-asian="16.1000003814697pt" style:font-size-complex="16.1000003814697pt"/>
    </style:style>
    <style:style style:name="P57" style:family="paragraph" style:parent-style-name="Heading_20_1">
      <style:paragraph-properties fo:break-before="page"/>
      <style:text-properties fo:font-weight="bold" style:font-weight-asian="bold" style:font-weight-complex="bold"/>
    </style:style>
    <style:style style:name="P58" style:family="paragraph" style:parent-style-name="Text_20_body" style:list-style-name="L1"/>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7">
      <style:text-properties fo:font-style="normal" style:font-style-asian="normal" style:font-style-complex="normal"/>
    </style:style>
    <style:style style:name="P62" style:family="paragraph" style:parent-style-name="Text_20_body" style:list-style-name="L9">
      <style:text-properties fo:background-color="#ffff00"/>
    </style:style>
    <style:style style:name="P63" style:family="paragraph" style:parent-style-name="Text_20_body" style:list-style-name="L10"/>
    <style:style style:name="P64" style:family="paragraph" style:parent-style-name="Text_20_body" style:list-style-name="L10">
      <style:paragraph-properties fo:margin-left="0.9846in" fo:margin-right="0in" fo:text-indent="-0.25in" style:auto-text-indent="false"/>
    </style:style>
    <style:style style:name="P65" style:family="paragraph" style:parent-style-name="Standard" style:list-style-name="L2"/>
    <style:style style:name="P66" style:family="paragraph" style:parent-style-name="Standard" style:list-style-name="L3"/>
    <style:style style:name="P67" style:family="paragraph" style:parent-style-name="Standard" style:list-style-name="L4"/>
    <style:style style:name="P68" style:family="paragraph" style:parent-style-name="Standard" style:list-style-name="L5"/>
    <style:style style:name="P69" style:family="paragraph" style:parent-style-name="Standard" style:list-style-name="L11">
      <style:text-properties style:font-name="Ubuntu"/>
    </style:style>
    <style:style style:name="P70" style:family="paragraph" style:parent-style-name="Standard">
      <style:text-properties style:font-name="Ubuntu" fo:font-size="10pt" style:font-size-asian="10pt" style:font-size-complex="10pt"/>
    </style:style>
    <style:style style:name="P71" style:family="paragraph" style:parent-style-name="Standard" style:list-style-name="L13">
      <style:text-properties style:font-name="Ubuntu" fo:font-size="10pt" style:font-size-asian="10pt" style:font-size-complex="10pt"/>
    </style:style>
    <style:style style:name="P72" style:family="paragraph" style:parent-style-name="Standard" style:list-style-name="L11">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73"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74" style:family="paragraph" style:parent-style-name="Standard" style:list-style-name="L12">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75" style:family="paragraph" style:parent-style-name="Standard">
      <style:paragraph-properties fo:text-align="justify" style:justify-single-word="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76" style:family="paragraph" style:parent-style-name="Standard" style:list-style-name="L2">
      <style:paragraph-properties fo:margin-left="0.9846in" fo:margin-right="0in" fo:text-indent="-0.25in" style:auto-text-indent="false"/>
    </style:style>
    <style:style style:name="P77" style:family="paragraph" style:parent-style-name="Standard" style:list-style-name="L8">
      <style:paragraph-properties fo:margin-left="0.9846in" fo:margin-right="0in" fo:text-indent="-0.25in" style:auto-text-indent="false"/>
      <style:text-properties style:font-style-asian="normal" style:font-style-complex="normal"/>
    </style:style>
    <style:style style:name="P78" style:family="paragraph" style:parent-style-name="Standard" style:list-style-name="L8">
      <style:paragraph-properties fo:margin-left="0.9846in" fo:margin-right="0in" fo:text-indent="-0.25in" style:auto-text-indent="false"/>
      <style:text-properties fo:font-variant="normal" fo:text-transform="none" fo:color="#000000" fo:letter-spacing="normal" fo:font-style="normal" fo:font-weight="normal" style:font-style-asian="normal" style:font-style-complex="normal"/>
    </style:style>
    <style:style style:name="P79" style:family="paragraph" style:parent-style-name="Standard" style:list-style-name="L2">
      <style:paragraph-properties fo:margin-left="0.4925in" fo:margin-right="0in" fo:text-indent="-0.25in" style:auto-text-indent="false"/>
    </style:style>
    <style:style style:name="P80" style:family="paragraph" style:parent-style-name="Standard">
      <style:paragraph-properties fo:margin-left="0.4925in" fo:margin-right="0in" fo:text-align="justify" style:justify-single-word="false" fo:text-indent="0in"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81" style:family="paragraph" style:parent-style-name="Standard">
      <style:paragraph-properties fo:margin-left="0.4925in" fo:margin-right="0in" fo:text-align="justify" style:justify-single-word="false" fo:text-indent="0in" style:auto-text-indent="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82" style:family="paragraph" style:parent-style-name="Standard">
      <style:paragraph-properties fo:margin-left="0in" fo:margin-right="0in" fo:text-align="justify" style:justify-single-word="false" fo:text-indent="0in" style:auto-text-indent="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83" style:family="paragraph" style:parent-style-name="Standard" style:list-style-name="L4">
      <style:paragraph-properties fo:background-color="#ffffff">
        <style:background-image/>
      </style:paragraph-properties>
      <style:text-properties fo:background-color="#ffff00"/>
    </style:style>
    <style:style style:name="P84" style:family="paragraph" style:parent-style-name="Heading_20_2" style:list-style-name=""/>
    <style:style style:name="P85"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fo:font-size="10pt" style:font-name-asian="Monospace" style:font-size-asian="10pt" style:font-name-complex="Monospace" style:font-size-complex="10pt"/>
    </style:style>
    <style:style style:name="T4" style:family="text">
      <style:text-properties fo:color="#000000" fo:font-size="10pt" fo:font-style="italic" style:font-name-asian="Monospace" style:font-size-asian="10pt" style:font-style-asian="italic" style:font-name-complex="Monospace" style:font-size-complex="10pt" style:font-style-complex="italic"/>
    </style:style>
    <style:style style:name="T5" style:family="text">
      <style:text-properties fo:color="#000000" fo:font-size="10pt" fo:font-style="normal" style:font-name-asian="Monospace" style:font-size-asian="10pt" style:font-style-asian="normal" style:font-name-complex="Monospace" style:font-size-complex="10pt" style:font-style-complex="normal"/>
    </style:style>
    <style:style style:name="T6"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7" style:family="text">
      <style:text-properties fo:color="#000000" style:font-name-asian="Monospace" style:font-name-complex="Monospace"/>
    </style:style>
    <style:style style:name="T8" style:family="text">
      <style:text-properties fo:color="#000000" fo:font-style="italic" style:font-name-asian="Monospace" style:font-style-asian="italic" style:font-name-complex="Monospace" style:font-style-complex="italic"/>
    </style:style>
    <style:style style:name="T9" style:family="text">
      <style:text-properties fo:color="#005032" style:font-name="Monospace" fo:font-size="10pt" style:font-name-asian="Monospace" style:font-size-asian="10pt" style:font-name-complex="Monospace" style:font-size-complex="10pt"/>
    </style:style>
    <style:style style:name="T10" style:family="text">
      <style:text-properties fo:font-style="normal" style:font-style-asian="normal" style:font-style-complex="normal"/>
    </style:style>
    <style:style style:name="T11" style:family="text">
      <style:text-properties style:font-name="Nimbus Sans L" fo:font-size="8pt" style:font-size-asian="8pt" style:font-size-complex="8pt"/>
    </style:style>
    <style:style style:name="T12" style:family="text">
      <style:text-properties style:font-name="Nimbus Sans L" fo:font-size="9pt" style:font-size-asian="7.84999990463257pt" style:font-size-complex="9pt"/>
    </style:style>
    <style:style style:name="T13" style:family="text">
      <style:text-properties fo:color="#ff0000"/>
    </style:style>
    <style:style style:name="T14" style:family="text">
      <style:text-properties fo:color="#ff0000" fo:font-weight="normal" fo:background-color="transparent" style:font-weight-asian="normal" style:font-weight-complex="normal"/>
    </style:style>
    <style:style style:name="T15" style:family="text">
      <style:text-properties fo:color="#00ae00"/>
    </style:style>
    <style:style style:name="T16" style:family="text">
      <style:text-properties fo:font-size="8pt" style:font-size-asian="8pt" style:font-size-complex="8pt"/>
    </style:style>
    <style:style style:name="T17" style:family="text">
      <style:text-properties fo:font-size="8pt" fo:font-weight="bold" style:font-size-asian="8pt" style:font-weight-asian="bold" style:font-size-complex="8pt" style:font-weight-complex="bold"/>
    </style:style>
    <style:style style:name="T18" style:family="text">
      <style:text-properties style:font-name="Ubuntu" fo:font-size="10pt" style:font-size-asian="10pt" style:font-size-complex="10pt"/>
    </style:style>
    <style:style style:name="T19" style:family="text">
      <style:text-properties fo:font-weight="bold" style:font-weight-asian="bold" style:font-weight-complex="bold"/>
    </style:style>
    <style:style style:name="T20" style:family="text">
      <style:text-properties fo:color="#800000" fo:font-weight="normal" fo:background-color="transparent" style:font-weight-asian="normal" style:font-weight-complex="normal"/>
    </style:style>
    <style:style style:name="T21" style:family="text">
      <style:text-properties officeooo:rsid="0018d7f7"/>
    </style:style>
    <style:style style:name="T22" style:family="text">
      <style:text-properties fo:background-color="transparent"/>
    </style:style>
    <style:style style:name="T23" style:family="text">
      <style:text-properties officeooo:rsid="0018d7f7" fo:background-color="transparent"/>
    </style:style>
    <style:style style:name="T24" style:family="text">
      <style:text-properties officeooo:rsid="001a4c33" fo:background-color="transparent"/>
    </style:style>
    <style:style style:name="T25" style:family="text">
      <style:text-properties officeooo:rsid="001a4c33"/>
    </style:style>
    <style:style style:name="fr1" style:family="graphic" style:parent-style-name="Frame">
      <style:graphic-properties style:run-through="foreground" style:wrap="parallel" style:number-wrapped-paragraphs="no-limit" style:vertical-pos="from-top" style:vertical-rel="paragraph"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2"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4"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fo:padding="0.0201in" fo:border="0.51pt solid #800000"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7" style:family="graphic" style:parent-style-name="Frame">
      <style:graphic-properties style:run-through="foreground" style:wrap="dynamic" style:number-wrapped-paragraphs="no-limit"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8"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0.0201in" fo:border="0.51pt solid #800000" style:shadow="none">
        <style:background-imag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3" text:outline-level="1"/>
      <text:h text:style-name="P53" text:outline-level="1"/>
      <text:h text:style-name="P53" text:outline-level="1">Middleware do cartão de cidadão </text:h>
      <text:h text:style-name="P53" text:outline-level="1">Manual do SDK</text:h>
      <text:h text:style-name="P55" text:outline-level="1">Prerequisitos</text:h>
      <text:p text:style-name="P1"/>
      <text:p text:style-name="P6">Conhecimentos de C++ / Java / C#.</text:p>
      <text:p text:style-name="P1"/>
      <text:h text:style-name="Heading_20_1" text:outline-level="1">Introdução</text:h>
      <text:p text:style-name="P45"><text:tab/>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 </text:p>
      <text:p text:style-name="P45"><text:tab/>Para obter informação detalhada sobre a API do middleware da versão 1 deverá consultar a documentação da respectiva versão. Poderá também encontrar exemplos da utilização do SDK com a API da versão 1 do middleware no seguinte URL: </text:p>
      <text:p text:style-name="P45"><text:a xlink:type="simple" xlink:href="http://svn.gov.pt/projects/ccidadao/browser/middleware-offline/trunk/sdk-examples/sdk-compatibility">http://svn.gov.pt/projects/ccidadao/browser/middleware-offline/trunk/sdk-examples/sdk-compatibility</text:a><text:tab/></text:p>
      <text:p text:style-name="P45">Através dos exemplos presentes neste documento será possivel desenvolver uma aplicação simples que interaja com o cartão de cidadão.</text:p>
      <text:p text:style-name="P45">Os métodos e objectos do <text:span text:style-name="T1">SDK</text:span> não estão descritos em detalhe, para mais detalhes deverá ser consultado o anexo X que contem informação mais detalhada da <text:span text:style-name="T1">API</text:span>.</text:p>
      <text:p text:style-name="P45"/>
      <text:p text:style-name="Text_20_body">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2048757840783569207" text:style-name="L1">
        <text:list-item>
          <text:p text:style-name="P58">Windows;</text:p>
        </text:list-item>
        <text:list-item>
          <text:p text:style-name="P58">Linux;</text:p>
        </text:list-item>
        <text:list-item>
          <text:p text:style-name="P58">Mac OSX;</text:p>
        </text:list-item>
      </text:list>
      <text:p text:style-name="Text_20_body"/>
      <text:p text:style-name="Text_20_body">O desenvolvimento aplicacional utilizando o SDK pode ser realizado em C++, alternativamente em Java ou C# através de <text:span text:style-name="T1">wrappers</text:span> providenciados com o SDK.</text:p>
      <text:p text:style-name="Text_20_body"/>
      <text:h text:style-name="P84" text:outline-level="2"/>
      <text:h text:style-name="P85" text:outline-level="2">Abreviaturas e acrónimos utilizados ao longo do documento</text:h>
      <table:table table:name="Table1" table:style-name="Table1">
        <table:table-column table:style-name="Table1.A" table:number-columns-repeated="3"/>
        <table:table-row>
          <table:table-cell table:style-name="Table1.A1" office:value-type="string">
            <text:p text:style-name="P49">Acrónimos / abreviaturas</text:p>
          </table:table-cell>
          <table:table-cell table:style-name="Table1.A1" office:value-type="string">
            <text:p text:style-name="P49"/>
          </table:table-cell>
          <table:table-cell table:style-name="Table1.C1" office:value-type="string">
            <text:p text:style-name="P49"/>
          </table:table-cell>
        </table:table-row>
        <table:table-row>
          <table:table-cell table:style-name="Table1.A2" office:value-type="string">
            <text:p text:style-name="P48">API</text:p>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SDK</text:p>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wrappers</text:p>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
      <text:p text:style-name="Text_20_body"/>
      <text:p text:style-name="Text_20_body"/>
      <text:p text:style-name="Text_20_body"/>
      <text:h text:style-name="P55" text:outline-level="1">Compatibilidade</text:h>
      <text:p text:style-name="Text_20_body"/>
      <text:p text:style-name="Standard">Plataformas suportadas:</text:p>
      <text:p text:style-name="Standard"/>
      <text:list xml:id="list2488032849533863496" text:style-name="L2">
        <text:list-item>
          <text:p text:style-name="P65">Windows 32/64 bits </text:p>
        </text:list-item>
        <text:list-item>
          <text:p text:style-name="P76">Windows XP;</text:p>
        </text:list-item>
        <text:list-item>
          <text:p text:style-name="P76">Windows Vista;</text:p>
        </text:list-item>
        <text:list-item>
          <text:p text:style-name="P76"><text:s/>Windows 7;</text:p>
          <text:p text:style-name="P65"/>
        </text:list-item>
        <text:list-item>
          <text:p text:style-name="P65">Linux 32/64 bits</text:p>
        </text:list-item>
        <text:list-item>
          <text:p text:style-name="P76">Ubuntu: 10.04, 11.10;</text:p>
        </text:list-item>
        <text:list-item>
          <text:p text:style-name="P76">OpenSuse: 11.04, 12.01;</text:p>
        </text:list-item>
        <text:list-item>
          <text:p text:style-name="P76">Fedora Core: 15, 16;</text:p>
        </text:list-item>
        <text:list-item>
          <text:p text:style-name="P76">Caixa Mágica: 16, 17;</text:p>
        </text:list-item>
        <text:list-item>
          <text:p text:style-name="P76">CentOS 6;</text:p>
          <text:p text:style-name="P76"/>
        </text:list-item>
        <text:list-item>
          <text:p text:style-name="P79">MacOS 32/64 bits</text:p>
        </text:list-item>
        <text:list-item>
          <text:p text:style-name="P76">Lion;</text:p>
        </text:list-item>
        <text:list-item>
          <text:p text:style-name="P76">Snow Leopard;</text:p>
        </text:list-item>
        <text:list-item>
          <text:p text:style-name="P76">Leopard;</text:p>
        </text:list-item>
      </text:list>
      <text:p text:style-name="Standard"/>
      <text:p text:style-name="Standard"/>
      <text:p text:style-name="Standard">Linguagens de programação</text:p>
      <text:p text:style-name="Standard"/>
      <text:list xml:id="list2571852730601214712" text:style-name="L3">
        <text:list-item>
          <text:p text:style-name="P66">C++: Windows, Linux, Mac;</text:p>
        </text:list-item>
        <text:list-item>
          <text:p text:style-name="P66">Java: Windows, Linux, Mac;</text:p>
        </text:list-item>
        <text:list-item>
          <text:p text:style-name="P66">C#: Windows;</text:p>
        </text:list-item>
      </text:list>
      <text:p text:style-name="Standard"/>
      <text:p text:style-name="Standard"/>
      <text:p text:style-name="Standard">Compilador de C++</text:p>
      <text:p text:style-name="Standard"/>
      <text:list xml:id="list7764155511526449925" text:style-name="L4">
        <text:list-item>
          <text:p text:style-name="P67">Windows: Visual Studio 2005</text:p>
        </text:list-item>
        <text:list-item>
          <text:p text:style-name="P67">Linux: compilador instalado por defeito g++;</text:p>
        </text:list-item>
        <text:list-item>
          <text:p text:style-name="P83"><text:span text:style-name="T22">Mac</text:span><text:span text:style-name="T24">OSX</text:span><text:span text:style-name="T22">: </text:span><text:span text:style-name="T23">Compilador distribuído pela Apple no pacote de desenvolvimento “Xcode commandline tools”. Dependendo da versão pode ser GCC ou LLVM (clang).</text:span></text:p>
        </text:list-item>
      </text:list>
      <text:p text:style-name="Standard"/>
      <text:p text:style-name="Standard">Java</text:p>
      <text:list xml:id="list7910593023699676154" text:style-name="L5">
        <text:list-item>
          <text:p text:style-name="P68">Oracle JDK 6</text:p>
        </text:list-item>
      </text:list>
      <text:p text:style-name="Standard"/>
      <text:p text:style-name="Standard"/>
      <text:h text:style-name="P55" text:outline-level="1">Instalação</text:h>
      <text:p text:style-name="Text_20_body"/>
      <text:p text:style-name="Text_20_body">Windows</text:p>
      <text:list xml:id="list7927301886146820221" text:style-name="L6">
        <text:list-item>
          <text:p text:style-name="P59">Para instalar o SDK basta efectuar o <text:span text:style-name="T1">download</text:span> do ficheiro de instalação e exectuar.</text:p>
        </text:list-item>
      </text:list>
      <text:p text:style-name="Text_20_body"/>
      <text:p text:style-name="Text_20_body">Linux</text:p>
      <text:list xml:id="list5461119418819597858" text:style-name="L7">
        <text:list-item>
          <text:p text:style-name="P60">Para instalar o SDK é necessario efectuar o <text:span text:style-name="T1">download</text:span><text:span text:style-name="T10"> do pacote em deb ou rpm ou alternativamente um ficheiro tar.gz</text:span></text:p>
        </text:list-item>
        <text:list-item>
          <text:p text:style-name="P61">Adicionalmente poderá ser necessário instalar as seguintes dependências:</text:p>
        </text:list-item>
      </text:list>
      <text:list xml:id="list4591553656304631973" text:style-name="L8">
        <text:list-item>
          <text:p text:style-name="P77">libxerces-c2-dev </text:p>
        </text:list-item>
        <text:list-item>
          <text:p text:style-name="P77">libssl-dev </text:p>
        </text:list-item>
        <text:list-item>
          <text:p text:style-name="P77">libqt4-dev </text:p>
        </text:list-item>
        <text:list-item>
          <text:p text:style-name="P77">swig </text:p>
        </text:list-item>
        <text:list-item>
          <text:p text:style-name="P77">libpcsclite-dev </text:p>
        </text:list-item>
        <text:list-item>
          <text:p text:style-name="P77">qt4-qmake </text:p>
        </text:list-item>
        <text:list-item>
          <text:p text:style-name="P77">sun-java6-jdk </text:p>
        </text:list-item>
        <text:list-item>
          <text:p text:style-name="P77">doxygen </text:p>
        </text:list-item>
        <text:list-item>
          <text:p text:style-name="P77">libpcsclite1 </text:p>
        </text:list-item>
        <text:list-item>
          <text:p text:style-name="P77">libccid </text:p>
        </text:list-item>
        <text:list-item>
          <text:p text:style-name="P78">pcscd</text:p>
        </text:list-item>
        <text:list-item>
          <text:p text:style-name="P78">libusb-dev</text:p>
        </text:list-item>
      </text:list>
      <text:p text:style-name="Text_20_body"/>
      <text:p text:style-name="Text_20_body">Mac</text:p>
      <text:list xml:id="list1988846645406772227" text:style-name="L9">
        <text:list-item>
          <text:p text:style-name="P62">Para instalar o SDK é necessario efectuar o download do ficheiro de instalação e executar.</text:p>
        </text:list-item>
      </text:list>
      <text:p text:style-name="P46"/>
      <text:p text:style-name="P46"/>
      <text:h text:style-name="P55" text:outline-level="1">Primeiros Passos</text:h>
      <text:p text:style-name="Text_20_body"/>
      <text:p text:style-name="Text_20_body">C++</text:p>
      <text:list xml:id="list1096540906328096559" text:style-name="L10">
        <text:list-item>
          <text:p text:style-name="P63">Windows</text:p>
        </text:list-item>
        <text:list-item>
          <text:p text:style-name="P64">Adicionar a import library <text:span text:style-name="T1">pteidlibCpp.lib</text:span><text:span text:style-name="T10"> ao projecto;</text:span></text:p>
        </text:list-item>
      </text:list>
      <text:p text:style-name="Text_20_body"/>
      <text:p text:style-name="Text_20_body">Java</text:p>
      <text:p text:style-name="P40">Incluir o ficheiro <text:span text:style-name="T19">pteidlibjava.jar</text:span> como biblioteca no projecto, adicionar à library path do java a localização das bibliotecas nativas do SDK, incluir o seguinte bloco na aplicação</text:p>
      <text:p text:style-name="P43"><draw:frame draw:style-name="fr1" draw:name="Frame9" text:anchor-type="paragraph" svg:y="0.0126in" svg:width="5.911in" draw:z-index="17"><draw:text-box fo:min-height="1.1602in"><text:p text:style-name="P20"><text:span text:style-name="T14"><text:tab/></text:span><text:span text:style-name="T20">static {</text:span></text:p><text:p text:style-name="P26"><text:s text:c="4"/><text:tab/><text:tab/>try {</text:p><text:p text:style-name="P26"><text:s text:c="8"/><text:tab/><text:tab/><text:tab/>System.loadLibrary("pteidlibJava_Wrapper");</text:p><text:p text:style-name="P26"><text:s text:c="4"/><text:tab/><text:tab/>} catch (UnsatisfiedLinkError e) {</text:p><text:p text:style-name="P26"><text:s text:c="6"/><text:tab/><text:tab/><text:tab/>(...)</text:p><text:p text:style-name="P26"><text:s text:c="4"/><text:tab/><text:tab/>}</text:p><text:p text:style-name="P20"><text:span text:style-name="T20"><text:s text:c="2"/><text:tab/>}</text:span><text:tab/></text:p></draw:text-box></draw:frame></text:p>
      <text:p text:style-name="P43"/>
      <text:p text:style-name="P43"/>
      <text:p text:style-name="P43"/>
      <text:p text:style-name="P43"/>
      <text:p text:style-name="P43">C#</text:p>
      <text:p text:style-name="P40">Adicionar a biblioteca pteidlibCS.dll às <text:span text:style-name="T1">references</text:span> do projecto.</text:p>
      <text:p text:style-name="P47"/>
      <text:h text:style-name="P55" text:outline-level="1">Inicialização / Finalização do SDK</text:h>
      <text:p text:style-name="P1"/>
      <text:p text:style-name="P9">A biblioteca PteID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p text:style-name="P2"/>
      <text:p text:style-name="P2"/>
      <text:p text:style-name="P32">Exemplo em C++</text:p>
      <text:p text:style-name="P1"><draw:frame draw:style-name="fr2" draw:name="Frame4" text:anchor-type="paragraph" svg:width="5.911in" draw:z-index="1"><draw:text-box fo:min-height="1.9535in"><text:p text:style-name="P19"><text:tab/><text:span text:style-name="T15">#include "eidlib.h"</text:span></text:p><text:p text:style-name="P19"><text:tab/></text:p><text:p text:style-name="P19"><text:tab/>(…)</text:p><text:p text:style-name="P19"><text:tab/></text:p><text:p text:style-name="P19"><text:tab/>int main(int argc, char **argv){</text:p><text:p text:style-name="P19"><text:tab/><text:tab/></text:p><text:p text:style-name="P19"><text:tab/><text:tab/><text:span text:style-name="T15">PTEID_InitSDK();</text:span></text:p><text:p text:style-name="P19"/><text:p text:style-name="P19"><text:tab/><text:tab/>(…)</text:p><text:p text:style-name="P19"><text:tab/></text:p><text:p text:style-name="P19"><text:tab/><text:tab/><text:span text:style-name="T15">PTEID_ReleaseSDK();</text:span></text:p><text:p text:style-name="P19"><text:tab/>}</text:p></draw:text-box></draw:frame><draw:frame draw:style-name="fr3" draw:name="Frame2" text:anchor-type="paragraph" svg:x="0.5071in" svg:y="2.6744in" svg:width="5.911in" draw:z-index="0"><draw:text-box fo:min-height="4.1in"><text:p text:style-name="P19"><text:tab/>package pteidsample;</text:p><text:p text:style-name="P19"><text:tab/></text:p><text:p text:style-name="P19"><text:tab/><text:span text:style-name="T15">import pt.gov.cartaodecidadao.*;</text:span></text:p><text:p text:style-name="P19"><text:tab/></text:p><text:p text:style-name="P19"><text:tab/>(…)</text:p><text:p text:style-name="P19"/><text:p text:style-name="P19"><text:tab/><text:span text:style-name="T14">static {</text:span></text:p><text:p text:style-name="P21"><text:s text:c="4"/><text:tab/><text:tab/>try {</text:p><text:p text:style-name="P21"><text:s text:c="8"/><text:tab/><text:tab/><text:tab/>System.loadLibrary("pteidlibJava_Wrapper");</text:p><text:p text:style-name="P21"><text:s text:c="4"/><text:tab/><text:tab/>} catch (UnsatisfiedLinkError e) {</text:p><text:p text:style-name="P21"><text:s text:c="6"/><text:tab/><text:tab/><text:tab/>System.err.println("Native code library failed to load. \n" + e);</text:p><text:p text:style-name="P21"><text:s text:c="6"/><text:tab/><text:tab/><text:tab/>System.exit(1);</text:p><text:p text:style-name="P21"><text:s text:c="4"/><text:tab/><text:tab/>}</text:p><text:p text:style-name="P19"><text:span text:style-name="T14"><text:s text:c="2"/><text:tab/>}</text:span><text:tab/></text:p><text:p text:style-name="P19"/><text:p text:style-name="P19"><text:tab/>public class SamplePTEID {</text:p><text:p text:style-name="P19"><text:tab/></text:p><text:p text:style-name="P19"><text:tab/><text:tab/>public static void main(String[] args) {</text:p><text:p text:style-name="P19"><text:tab/></text:p><text:p text:style-name="P19"><text:tab/><text:tab/><text:tab/><text:span text:style-name="T15">PTEID_ReaderSet.initSDK();</text:span></text:p><text:p text:style-name="P19"/><text:p text:style-name="P19"><text:tab/><text:tab/><text:tab/>(…)</text:p><text:p text:style-name="P19"/><text:p text:style-name="P19"><text:tab/><text:tab/><text:tab/><text:span text:style-name="T15">PTEID_ReaderSet.releaseSDK();</text:span></text:p><text:p text:style-name="P19"><text:tab/><text:tab/>}</text:p><text:p text:style-name="P19"><text:tab/>}<text:tab/></text:p></draw:text-box></draw:frame></text:p>
      <text:p text:style-name="P1"/>
      <text:p text:style-name="P31"/>
      <text:p text:style-name="P31"/>
      <text:p text:style-name="P31">Exemplo em J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Nota: o bloco estático a <text:span text:style-name="T13">vermelho</text:span> é estritamente necessário.</text:p>
      <text:p text:style-name="P37">Exemplo em C#</text:p>
      <text:p text:style-name="P1"><draw:frame draw:style-name="fr2" draw:name="Frame1" text:anchor-type="paragraph" svg:width="5.911in" draw:z-index="2"><draw:text-box fo:min-height="1.9535in"><text:p text:style-name="P19"><text:tab/>namespace PTEIDSample {</text:p><text:p text:style-name="P19"><text:tab/></text:p><text:p text:style-name="P19"><text:tab/><text:tab/>class Sample{</text:p><text:p text:style-name="P19"><text:tab/></text:p><text:p text:style-name="P19"><text:tab/><text:tab/><text:tab/>(...)<text:tab/><text:tab/></text:p><text:p text:style-name="P19"><text:tab/></text:p><text:p text:style-name="P19"><text:tab/><text:tab/><text:tab/>public static void Main(string[] args){</text:p><text:p text:style-name="P19"><text:tab/><text:tab/><text:tab/><text:tab/></text:p><text:p text:style-name="P25"><text:tab/><text:tab/><text:tab/><text:tab/>PTEID_ReaderSet.initSDK();</text:p><text:p text:style-name="P19"/><text:p text:style-name="P19"><text:tab/><text:tab/><text:tab/><text:tab/>(…)</text:p><text:p text:style-name="P19"/><text:p text:style-name="P19"><text:tab/><text:tab/><text:tab/><text:tab/><text:span text:style-name="T15">PTEID_ReaderSet.releaseSDK();</text:span><text:tab/></text:p><text:p text:style-name="P19"><text:tab/><text:tab/><text:tab/>}</text:p><text:p text:style-name="P19"><text:tab/><text:tab/>}<text:tab/></text:p><text:p text:style-name="P19"><text:tab/>}</text:p></draw:text-box></draw:frame></text:p>
      <text:p text:style-name="P1"/>
      <text:h text:style-name="P54" text:outline-level="1"/>
      <text:h text:style-name="P56" text:outline-level="1"><text:span text:style-name="T7">Acesso ao </text:span><text:span text:style-name="T8">smartcard</text:span><text:span text:style-name="T7"> cartão de cidadão</text:span></text:h>
      <text:p text:style-name="P8"/>
      <text:p text:style-name="P22"><text:span text:style-name="T3">Para aceder ao </text:span><text:span text:style-name="T5">cartão de cidadão a seguinte sequência de operações deve ser efectuada:</text:span></text:p>
      <text:list xml:id="list8431086563960101888" text:style-name="L11">
        <text:list-item>
          <text:p text:style-name="P69"><text:span text:style-name="T5">Obter a lista de leitores de </text:span><text:span text:style-name="T4">smartcards</text:span><text:span text:style-name="T5"> no sistema;</text:span></text:p>
        </text:list-item>
        <text:list-item>
          <text:p text:style-name="P69"><text:span text:style-name="T5">Seleccionar um leitor de </text:span><text:span text:style-name="T4">smartcards</text:span><text:span text:style-name="T5">;</text:span></text:p>
        </text:list-item>
        <text:list-item>
          <text:p text:style-name="P72">Verificar se o leitor contêm um cartão;</text:p>
        </text:list-item>
        <text:list-item>
          <text:p text:style-name="P72">Obter o objecto que fornece acesso ao cartão;</text:p>
        </text:list-item>
        <text:list-item>
          <text:p text:style-name="P72">Obter o objecto que contêm os dados pretendidos;</text:p>
        </text:list-item>
      </text:list>
      <text:p text:style-name="P10"/>
      <text:p text:style-name="P11"><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1"><text:tab/></text:p>
      <text:p text:style-name="P11">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p text:style-name="P3"/>
      <text:p text:style-name="P3"/>
      <text:p text:style-name="P33">Exemplo C++</text:p>
      <text:p text:style-name="P3"><draw:frame draw:style-name="fr2" draw:name="Frame3" text:anchor-type="paragraph" svg:width="5.911in" draw:z-index="3"><draw:text-box fo:min-height="1.9535in"><text:p text:style-name="P19"><text:tab/>(…)</text:p><text:p text:style-name="P19"/><text:p text:style-name="P19"><text:tab/>PTEID_ReaderSet&amp; readerSet = PTEID_ReaderSet.instance();</text:p><text:p text:style-name="P19"><text:tab/>for( int i=0; i &lt; readerSet.readerCount(); i++){</text:p><text:p text:style-name="P19"><text:tab/><text:tab/>PTEID_ReaderContext&amp; context = readerSet.getReaderByNum(i);</text:p><text:p text:style-name="P19"><text:tab/><text:tab/>if (context.isCardPresent()){</text:p><text:p text:style-name="P19"><text:tab/><text:tab/><text:tab/>PTEID_EIDCard &amp;card = context.getEIDCard();</text:p><text:p text:style-name="P19"><text:tab/><text:tab/><text:tab/>(...)<text:tab/></text:p><text:p text:style-name="P19"><text:tab/><text:tab/>}</text:p><text:p text:style-name="P19"><text:tab/>}</text:p><text:p text:style-name="P19"><text:tab/></text:p><text:p text:style-name="P19"><text:tab/>(...)</text:p></draw:text-box></draw:frame></text:p>
      <text:p text:style-name="P3"/>
      <text:p text:style-name="P33"/>
      <text:p text:style-name="P38">Exemplo Java</text:p>
      <text:p text:style-name="P3"><draw:frame draw:style-name="fr2" draw:name="Frame5" text:anchor-type="paragraph" svg:width="5.911in" draw:z-index="4"><draw:text-box fo:min-height="1.9535in"><text:p text:style-name="P19"><text:tab/>(…)</text:p><text:p text:style-name="P19"/><text:p text:style-name="P19"><text:tab/>PTEID_EIDCard card;</text:p><text:p text:style-name="P19"><text:tab/>PTEID_ReaderContext context;</text:p><text:p text:style-name="P19"><text:tab/>PTEID_ReaderSet readerSet;</text:p><text:p text:style-name="P19"><text:tab/></text:p><text:p text:style-name="P19"><text:tab/>readerSet = PTEID_ReaderSet.instance();</text:p><text:p text:style-name="P19"><text:tab/>for( int i=0; i &lt; readerSet.readerCount(); i++){</text:p><text:p text:style-name="P19"><text:tab/><text:tab/>context = readerSet.getReaderByNum(i);</text:p><text:p text:style-name="P19"><text:tab/><text:tab/>if (context.isCardPresent()){</text:p><text:p text:style-name="P19"><text:tab/><text:tab/><text:tab/>card = context.getEIDCard();</text:p><text:p text:style-name="P19"><text:tab/><text:tab/><text:tab/>(...)<text:tab/></text:p><text:p text:style-name="P19"><text:tab/><text:tab/>}</text:p><text:p text:style-name="P19"><text:tab/>}</text:p><text:p text:style-name="P19"><text:tab/></text:p><text:p text:style-name="P19"><text:tab/>(...)</text:p></draw:text-box></draw:frame></text:p>
      <text:p text:style-name="P3"/>
      <text:p text:style-name="P42"><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3"/>
      <text:p text:style-name="P33">Exemplo C#</text:p>
      <text:p text:style-name="P3"><draw:frame draw:style-name="fr4" draw:name="Frame6" text:anchor-type="char" svg:width="5.911in" draw:z-index="27"><draw:text-box fo:min-height="1.9535in"><text:p text:style-name="P19"><text:tab/>(…)</text:p><text:p text:style-name="P19"/><text:p text:style-name="P19"><text:tab/>PTEID_EIDCard card;</text:p><text:p text:style-name="P19"><text:tab/>PTEID_ReaderContext context;</text:p><text:p text:style-name="P19"><text:tab/>PTEID_ReaderSet readerSet;</text:p><text:p text:style-name="P19"><text:tab/></text:p><text:p text:style-name="P19"><text:tab/>readerSet = PTEID_ReaderSet.instance();</text:p><text:p text:style-name="P19"><text:tab/>for( int i=0; i &lt; readerSet.readerCount(); i++){</text:p><text:p text:style-name="P19"><text:tab/><text:tab/>context = readerSet.getReaderByNum(i);</text:p><text:p text:style-name="P19"><text:tab/><text:tab/>if (context.isCardPresent()){</text:p><text:p text:style-name="P19"><text:tab/><text:tab/><text:tab/>card = <text:bookmark-start text:name="__DdeLink__870_209594598"/>context.getEIDCard();<text:bookmark-end text:name="__DdeLink__870_209594598"/></text:p><text:p text:style-name="P19"><text:tab/><text:tab/><text:tab/>(...)<text:tab/></text:p><text:p text:style-name="P19"><text:tab/><text:tab/>}</text:p><text:p text:style-name="P19"><text:tab/>}</text:p><text:p text:style-name="P19"><text:tab/></text:p><text:p text:style-name="P19"><text:tab/>(...)</text:p></draw:text-box></draw:frame></text:p>
      <text:p text:style-name="P4"><draw:frame draw:style-name="fr5" draw:name="Frame7" text:anchor-type="char" svg:x="0.4756in" svg:y="2.8118in" svg:width="5.911in" draw:z-index="28"><draw:text-box fo:min-height="1.0508in"><text:p text:style-name="P12"><text:span text:style-name="T17">NOTA:</text:span> <text:span text:style-name="T16">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span></text:p><text:p text:style-name="P14"><text:tab/></text:p><text:p text:style-name="P15"><text:tab/><text:span text:style-name="T11">PTEID_ReaderContext&amp; readerContext = PTEID_ReaderSet.instance().getReader();<text:tab/>(C++)</text:span></text:p><text:p text:style-name="P16"><text:tab/>PTEID_ReaderContext readerContext = PTEID_ReaderSet.instance().getReader();<text:tab/>(Java)</text:p><text:p text:style-name="P16"><text:tab/>PTEID_ReaderContext readerContext = PTEID_ReaderSet.instance().getReader();<text:tab/>(C#)</text:p></draw:text-box></draw:frame></text:p>
      <text:h text:style-name="P57" text:outline-level="1">Obtenção de dados do cartão de cidadão</text:h>
      <text:p text:style-name="P11"/>
      <text:p text:style-name="P11">Os dados do cidadão e do cartão estão armazenados no cartão em multiplos ficheiros. Destacam-se os seguintes ficheiros:</text:p>
      <text:list xml:id="list1968994534897395536" text:style-name="L12">
        <text:list-item>
          <text:p text:style-name="P74">ficheiro de identificação - contêm os dados do cidadão/cartão impressos nas faces do cartão, incluindo a foto);</text:p>
        </text:list-item>
        <text:list-item>
          <text:p text:style-name="P74">ficheiro de morada – contêm a morada do cidadão, este ficheiro é de acesso condicionado.</text:p>
        </text:list-item>
        <text:list-item>
          <text:p text:style-name="P74">ficheiros de certificados do cidadão – contêm os certificados de assinatura/autenticação do cidadão.</text:p>
        </text:list-item>
        <text:list-item>
          <text:p text:style-name="P74">ficheiros de certificados CA's.</text:p>
        </text:list-item>
        <text:list-item>
          <text:p text:style-name="P74">ficheiro de notas pessoais – é um ficheiro de leitura livre e de escrita condicionada onde o cidadão pode colocar até 1000 bytes.</text:p>
        </text:list-item>
      </text:list>
      <text:p text:style-name="P11"/>
      <text:p text:style-name="P11">Para obter o objecto relativo ao ficheiro de identificação deverá ser utilizado o método PTEID_EIDCard.getID()</text:p>
      <text:p text:style-name="P17"/>
      <text:p text:style-name="P3"/>
      <text:p text:style-name="P41"><text:tab/>Exemplo C++</text:p>
      <text:p text:style-name="P3"><draw:frame draw:style-name="fr2" draw:name="Frame10" text:anchor-type="paragraph" svg:width="5.911in" draw:z-index="5"><draw:text-box fo:min-height="1.4256in"><text:p text:style-name="P19"><text:tab/>(…)</text:p><text:p text:style-name="P19"/><text:p text:style-name="P19"><text:tab/>PTEID_EIDCard&amp; card = context.getEIDCard();</text:p><text:p text:style-name="P19"><text:tab/>PTEID_EId&amp; eid = card.getID();</text:p><text:p text:style-name="P19"><text:tab/></text:p><text:p text:style-name="P19"><text:tab/>string nome = eid.getGivenName();</text:p><text:p text:style-name="P19"><text:tab/>string nrCC = eid.getDocumentNumber();</text:p><text:p text:style-name="P19"><text:tab/><text:tab/></text:p><text:p text:style-name="P19"><text:tab/>(...)</text:p></draw:text-box></draw:frame></text:p>
      <text:p text:style-name="P3"/>
      <text:p text:style-name="P30"/>
      <text:p text:style-name="P30">Exemplo Java</text:p>
      <text:p text:style-name="P3"><draw:frame draw:style-name="fr2" draw:name="Frame8" text:anchor-type="paragraph" svg:width="5.911in" draw:z-index="15"><draw:text-box fo:min-height="1.4256in"><text:p text:style-name="P19"><text:tab/>(…)</text:p><text:p text:style-name="P19"/><text:p text:style-name="P19"><text:tab/>PTEID_EIDCard card = context.getEIDCard();</text:p><text:p text:style-name="P19"><text:tab/>PTEID_EId eid = card.getID();</text:p><text:p text:style-name="P19"><text:tab/></text:p><text:p text:style-name="P19"><text:tab/>String nome = eid.getGivenName();</text:p><text:p text:style-name="P19"><text:tab/>String nrCC = eid.getDocumentNumber();</text:p><text:p text:style-name="P19"><text:tab/><text:tab/></text:p><text:p text:style-name="P19"><text:tab/>(...)</text:p></draw:text-box></draw:frame></text:p>
      <text:p text:style-name="P3"/>
      <text:p text:style-name="P30"/>
      <text:p text:style-name="P30">Exemplo C#</text:p>
      <text:p text:style-name="P3"><draw:frame draw:style-name="fr2" draw:name="Frame12" text:anchor-type="paragraph" svg:width="5.911in" draw:z-index="16"><draw:text-box fo:min-height="1.4465in"><text:p text:style-name="P19"><text:tab/>(…)</text:p><text:p text:style-name="P19"/><text:p text:style-name="P19"><text:tab/>PTEID_EIDCard card = context.getEIDCard();</text:p><text:p text:style-name="P19"><text:tab/>PTEID_EId eid = card.getID();</text:p><text:p text:style-name="P19"><text:tab/></text:p><text:p text:style-name="P19"><text:tab/>string nome = eid.getGivenName();</text:p><text:p text:style-name="P19"><text:tab/>string nrCC = eid.getDocumentNumber();</text:p><text:p text:style-name="P19"><text:tab/><text:tab/></text:p><text:p text:style-name="P19"><text:tab/>(...)</text:p></draw:text-box></draw:frame></text:p>
      <text:p text:style-name="P3"/>
      <text:p text:style-name="P4"/>
      <text:h text:style-name="P55" text:outline-level="1">Obtenção da fotografia</text:h>
      <text:p text:style-name="P11"/>
      <text:p text:style-name="P11">A fotografia do cidadão está no formato jpeg2000, o SDK disponibiliza a fotografia <text:s/>no formato original e em formato PNG.</text:p>
      <text:p text:style-name="P11"/>
      <text:p text:style-name="P11"/>
      <text:p text:style-name="P33">Exemplo C++</text:p>
      <text:p text:style-name="P3"><draw:frame draw:style-name="fr2" draw:name="Frame13" text:anchor-type="paragraph" svg:width="5.911in" draw:z-index="6"><draw:text-box fo:min-height="1.6272in"><text:p text:style-name="P19"><text:tab/>(…)</text:p><text:p text:style-name="P19"/><text:p text:style-name="P19"><text:tab/>PTEID_EIDCard&amp; card = context.getEIDCard();</text:p><text:p text:style-name="P19"><text:tab/>PTEID_EId&amp; eid = card.getID();</text:p><text:p text:style-name="P19"><text:tab/>PTEID_Photo&amp; photoObj = eid.getphotoObj();</text:p><text:p text:style-name="P19"><text:tab/></text:p><text:p text:style-name="P19"/><text:p text:style-name="P19"><text:tab/>PTEID_ByteArray&amp; praw = photoObj.getphotoRAW();<text:tab/>// formato jpeg2000</text:p><text:p text:style-name="P19"><text:tab/></text:p><text:p text:style-name="P19"><text:tab/>PTEID_ByteArray&amp; ppng = photoObj.getphoto();<text:tab/>// formato PNG</text:p><text:p text:style-name="P19"><text:tab/></text:p><text:p text:style-name="P19"><text:tab/>(...)</text:p></draw:text-box></draw:frame></text:p>
      <text:p text:style-name="P3"/>
      <text:p text:style-name="P3"><text:tab/></text:p>
      <text:p text:style-name="P11"/>
      <text:p text:style-name="P11"/>
      <text:p text:style-name="P11"/>
      <text:p text:style-name="P11"/>
      <text:p text:style-name="P11"/>
      <text:p text:style-name="P11"/>
      <text:p text:style-name="P11"/>
      <text:p text:style-name="P33"/>
      <text:p text:style-name="P33">Exemplo Java</text:p>
      <text:p text:style-name="P3"><draw:frame draw:style-name="fr2" draw:name="Frame14" text:anchor-type="paragraph" svg:width="5.911in" draw:z-index="7"><draw:text-box fo:min-height="1.6429in"><text:p text:style-name="P19"><text:tab/>(…)</text:p><text:p text:style-name="P19"/><text:p text:style-name="P19"><text:tab/>PTEID_EIDCard card = context.getEIDCard();</text:p><text:p text:style-name="P19"><text:tab/>PTEID_EId eid = card.getID();</text:p><text:p text:style-name="P19"><text:tab/>PTEID_Photo photoObj = eid.getphotoObj();</text:p><text:p text:style-name="P19"><text:tab/></text:p><text:p text:style-name="P19"/><text:p text:style-name="P19"><text:tab/>PTEID_ByteArray praw = photoObj.getphotoRAW();<text:tab/>// formato jpeg2000</text:p><text:p text:style-name="P19"><text:tab/></text:p><text:p text:style-name="P19"><text:tab/>PTEID_ByteArray ppng = photoObj.getphoto();<text:tab/>// formato PNG</text:p><text:p text:style-name="P19"><text:tab/></text:p><text:p text:style-name="P19"><text:tab/>(...)</text:p></draw:text-box></draw:frame></text:p>
      <text:p text:style-name="P3"/>
      <text:p text:style-name="P3"><text:tab/></text:p>
      <text:p text:style-name="P11"/>
      <text:p text:style-name="P33"/>
      <text:p text:style-name="P33">Exemplo C#</text:p>
      <text:p text:style-name="P3"><draw:frame draw:style-name="fr2" draw:name="Frame15" text:anchor-type="paragraph" svg:width="5.911in" draw:z-index="8"><draw:text-box fo:min-height="1.6201in"><text:p text:style-name="P19"><text:tab/>(…)</text:p><text:p text:style-name="P19"/><text:p text:style-name="P19"><text:tab/><text:bookmark-start text:name="__DdeLink__940_209594598"/>PTEID_EIDCard card<text:bookmark-end text:name="__DdeLink__940_209594598"/> = context.getEIDCard();</text:p><text:p text:style-name="P19"><text:tab/>PTEID_EId eid = card.getID();</text:p><text:p text:style-name="P19"><text:tab/>PTEID_Photo photoObj = eid.getphotoObj();</text:p><text:p text:style-name="P19"><text:tab/></text:p><text:p text:style-name="P19"/><text:p text:style-name="P19"><text:tab/>PTEID_ByteArray praw = photoObj.getphotoRAW();<text:tab/>// formato jpeg2000</text:p><text:p text:style-name="P19"><text:tab/></text:p><text:p text:style-name="P19"><text:tab/>PTEID_ByteArray ppng = photoObj.getphoto();<text:tab/>// formato PNG</text:p><text:p text:style-name="P19"><text:tab/></text:p><text:p text:style-name="P19"><text:tab/>(...)</text:p></draw:text-box></draw:frame></text:p>
      <text:p text:style-name="P3"/>
      <text:p text:style-name="P4"/>
      <text:h text:style-name="P55" text:outline-level="1">Obtenção da morada</text:h>
      <text:p text:style-name="P11"/>
      <text:p text:style-name="P11">O ficheiro da morada só pode ser lido após a inserção do pin da morada correcto.</text:p>
      <text:p text:style-name="P11">Para obter os dados da morada deverá ser utilizado o método PTEID_EIDCard.getAddr().</text:p>
      <text:p text:style-name="P3"/>
      <text:p text:style-name="P3"/>
      <text:p text:style-name="P33">Exemplo C++</text:p>
      <text:p text:style-name="P3"><draw:frame draw:style-name="fr2" draw:name="Frame16" text:anchor-type="paragraph" svg:width="5.911in" draw:z-index="9"><draw:text-box fo:min-height="1.798in"><text:p text:style-name="P19"><text:tab/><text:bookmark-start text:name="__DdeLink__943_209594598"/>PTEID_EIDCard card;</text:p><text:p text:style-name="P19"><text:tab/>unsigned long triesLeft;</text:p><text:p text:style-name="P19"><text:tab/>PTEID_Address addr;</text:p><text:p text:style-name="P19"><text:tab/></text:p><text:p text:style-name="P19"><text:tab/>(…)</text:p><text:p text:style-name="P19"><text:tab/></text:p><text:p text:style-name="P19"><text:tab/>PTEID_Pins pins = card.getPins();</text:p><text:p text:style-name="P19"><text:tab/>PTEID_Pin pin = pins.getPinByPinRef(PTEID_Pin.ADDR_PIN);<text:tab/></text:p><text:p text:style-name="P19"><text:tab/>if (pin.verifyPin(“”, &amp;triesLeft, true){</text:p><text:p text:style-name="P19"><text:tab/><text:tab/>addr = <text:s/>card.<text:span text:style-name="T15">getAddr()</text:span>;</text:p><text:p text:style-name="P19"><text:tab/><text:tab/>string municipio = <text:s/>addr.getMunicipality();</text:p><text:p text:style-name="P19"><text:tab/>}</text:p><text:p text:style-name="P19"/><text:p text:style-name="P19"><text:tab/>(...)<text:bookmark-end text:name="__DdeLink__943_209594598"/></text:p></draw:text-box></draw:frame></text:p>
      <text:p text:style-name="P3"/>
      <text:p text:style-name="P33"/>
      <text:p text:style-name="P33">Exemplo Java</text:p>
      <text:p text:style-name="P3"><draw:frame draw:style-name="fr2" draw:name="Frame17" text:anchor-type="paragraph" svg:width="5.911in" draw:z-index="10"><draw:text-box fo:min-height="1.8165in"><text:p text:style-name="P19"><text:tab/>PTEID_EIDCard card;</text:p><text:p text:style-name="P19"><text:tab/>PTEID_ulwrapper triesLeft = new PTEID_ulwrapper(-1);</text:p><text:p text:style-name="P19"><text:tab/>PTEID_Address addr;</text:p><text:p text:style-name="P19"><text:tab/></text:p><text:p text:style-name="P19"><text:tab/>(…)</text:p><text:p text:style-name="P19"><text:tab/></text:p><text:p text:style-name="P19"><text:tab/>PTEID_Pins pins = card.getPins();</text:p><text:p text:style-name="P19"><text:tab/>PTEID_Pin pin = pins.getPinByPinRef(PTEID_Pin.ADDR_PIN);<text:tab/></text:p><text:p text:style-name="P19"><text:tab/>if (pin.verifyPin(“”, triesLeft, true){</text:p><text:p text:style-name="P19"><text:tab/><text:tab/>addr = <text:s/>card.<text:span text:style-name="T15">getAddr()</text:span>;</text:p><text:p text:style-name="P19"><text:tab/><text:tab/>String municipio = <text:s/>addr.getMunicipality();</text:p><text:p text:style-name="P19"><text:tab/>}</text:p><text:p text:style-name="P19"><text:tab/>(...)</text:p></draw:text-box></draw:frame></text:p>
      <text:p text:style-name="P3"/>
      <text:p text:style-name="P33"/>
      <text:p text:style-name="P33">Exemplo C#</text:p>
      <text:p text:style-name="P4"><draw:frame draw:style-name="fr2" draw:name="Frame18" text:anchor-type="paragraph" svg:width="5.911in" draw:z-index="11"><draw:text-box fo:min-height="1.8063in"><text:p text:style-name="P19"><text:tab/>PTEID_EIDCard card;</text:p><text:p text:style-name="P19"><text:tab/>uint triesLeft;</text:p><text:p text:style-name="P19"><text:tab/>PTEID_Address addr;</text:p><text:p text:style-name="P19"><text:tab/></text:p><text:p text:style-name="P19"><text:tab/>(…)</text:p><text:p text:style-name="P19"><text:tab/></text:p><text:p text:style-name="P19"><text:tab/>PTEID_Pins pins = card.getPins();</text:p><text:p text:style-name="P19"><text:tab/>PTEID_Pin pin = pins.getPinByPinRef(PTEID_Pin.ADDR_PIN);<text:tab/></text:p><text:p text:style-name="P19"><text:tab/>if (pin.verifyPin(“”, ref triesLeft, true){</text:p><text:p text:style-name="P19"><text:tab/><text:tab/>addr = <text:s/>card.<text:span text:style-name="T15">getAddr()</text:span>;</text:p><text:p text:style-name="P19"><text:tab/><text:tab/>string municipio = <text:s/>addr.getMunicipality();</text:p><text:p text:style-name="P19"><text:tab/>}</text:p><text:p text:style-name="P19"><text:tab/>(...)</text:p></draw:text-box></draw:frame></text:p>
      <text:h text:style-name="P55" text:outline-level="1">Leitura e escrita das notas pessoais</text:h>
      <text:p text:style-name="P11"/>
      <text:p text:style-name="P23"><text:span text:style-name="T5">Para ler as notas pessoais deverá ser utilizado o método PTEID_EId.</text:span><text:span text:style-name="T6">getPersoData(). Para a escrita de dados deverá ser utilizado o método PTEID_EIDCard.writePersonalNotes(), sendo necessária a introdução do pin da autenticação.</text:span></text:p>
      <text:p text:style-name="P13"/>
      <text:p text:style-name="P13"/>
      <text:p text:style-name="P34">Exemplo C++</text:p>
      <text:p text:style-name="P5"><draw:frame draw:style-name="fr2" draw:name="Frame19" text:anchor-type="paragraph" svg:width="5.911in" draw:z-index="12"><draw:text-box fo:min-height="1.0189in"><text:p text:style-name="P19"><text:tab/>PTEID_EIDCard card;</text:p><text:p text:style-name="P19"><text:tab/>PTEID_ByteArray pb;</text:p><text:p text:style-name="P19"><text:tab/>bool bOk;</text:p><text:p text:style-name="P19"/><text:p text:style-name="P19"><text:tab/>(…)</text:p><text:p text:style-name="P19"><text:tab/></text:p><text:p text:style-name="P19"><text:tab/>// leitura</text:p><text:p text:style-name="P19"><text:tab/>string pdata = card.getID().getPersoData(); </text:p><text:p text:style-name="P19"><text:tab/></text:p><text:p text:style-name="P19"><text:tab/>// escrita</text:p><text:p text:style-name="P19"><text:tab/>bOk = card.writePersonalNotes(pb, card.getPins().getPinByPinRef(PTEID_Pin.AUTH_PIN));</text:p><text:p text:style-name="P19"/><text:p text:style-name="P19"><text:tab/>(...)</text:p></draw:text-box></draw:frame></text:p>
      <text:p text:style-name="P5"/>
      <text:p text:style-name="P34"/>
      <text:p text:style-name="P34">Exemplo Java</text:p>
      <text:p text:style-name="P5"><draw:frame draw:style-name="fr2" draw:name="Frame20" text:anchor-type="paragraph" svg:width="5.911in" draw:z-index="13"><draw:text-box fo:min-height="0.8709in"><text:p text:style-name="P19"><text:tab/>PTEID_EIDCard card;</text:p><text:p text:style-name="P19"><text:tab/>PTEID_ByteArray pb;</text:p><text:p text:style-name="P19"><text:tab/>boolean bOk;</text:p><text:p text:style-name="P19"/><text:p text:style-name="P19"><text:tab/>(…)</text:p><text:p text:style-name="P19"><text:tab/></text:p><text:p text:style-name="P19"><text:tab/>// leitura</text:p><text:p text:style-name="P19"><text:tab/>String pdata = card.getID().getPersoData(); </text:p><text:p text:style-name="P19"><text:tab/></text:p><text:p text:style-name="P19"><text:tab/>//escrita</text:p><text:p text:style-name="P19"><text:tab/>bOk = card.writePersonalNotes(pb, card.getPins().getPinByPinRef(PTEID_Pin.AUTH_PIN));</text:p><text:p text:style-name="P19"/><text:p text:style-name="P19"><text:tab/>(...)</text:p></draw:text-box></draw:frame></text:p>
      <text:p text:style-name="P5"/>
      <text:p text:style-name="P34"/>
      <text:p text:style-name="P34">Exemplo C#</text:p>
      <text:p text:style-name="P5"><draw:frame draw:style-name="fr2" draw:name="Frame21" text:anchor-type="paragraph" svg:width="5.911in" draw:z-index="14"><draw:text-box fo:min-height="0.8839in"><text:p text:style-name="P19"><text:tab/>PTEID_EIDCard card;</text:p><text:p text:style-name="P19"><text:tab/>PTEID_ByteArray pb;</text:p><text:p text:style-name="P19"><text:tab/>boolean bOk;</text:p><text:p text:style-name="P19"/><text:p text:style-name="P19"><text:tab/>(…)</text:p><text:p text:style-name="P19"/><text:p text:style-name="P19"><text:tab/>// leitura</text:p><text:p text:style-name="P19"><text:tab/>string pdata = card.readPersonalNotes();</text:p><text:p text:style-name="P19"/><text:p text:style-name="P19"><text:tab/>//escrita</text:p><text:p text:style-name="P19"><text:tab/>bOk = card.writePersonalNotes(pb, card.getPins().getPinByPinRef(PTEID_Pin.AUTH_PIN));</text:p><text:p text:style-name="P19"/><text:p text:style-name="P19"><text:tab/>(...)</text:p></draw:text-box></draw:frame></text:p>
      <text:h text:style-name="P55" text:outline-level="1">Obtenção dos dados cartão em formato XML</text:h>
      <text:p text:style-name="P29"><text:tab/><text:span text:style-name="T18">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text:span text:style-name="T18">http://svn.gov.pt/projects/ccidadao/browser/middleware-online/tags/1.0/docs/ccpt.xsd</text:span></text:a></text:p>
      <text:p text:style-name="Standard"/>
      <text:p text:style-name="P36">Exemplo em C++</text:p>
      <text:p text:style-name="Standard"><draw:frame draw:style-name="fr2" draw:name="Frame24" text:anchor-type="paragraph" svg:width="5.911in" draw:z-index="19"><draw:text-box fo:min-height="0.8839in"><text:p text:style-name="P19"><text:tab/>String resultXml;</text:p><text:p text:style-name="P19"><text:tab/>unsigned long triesLeft;</text:p><text:p text:style-name="P19"><text:tab/>PTEID_EIDCard *card;</text:p><text:p text:style-name="P19"><text:tab/></text:p><text:p text:style-name="P19"><text:tab/>(...)</text:p><text:p text:style-name="P19"><text:tab/></text:p><text:p text:style-name="P19"><text:tab/>card-&gt;getPins().getPinByPinRef(PTEID_Pin.ADDR_PIN).verifyPin("", triesLeft, true);</text:p><text:p text:style-name="P19"><text:tab/>PTEID_XmlUserRequestedInfo *requestedInfo = new PTEID_XmlUserRequestedInfo(); </text:p><text:p text:style-name="P19"><text:tab/> </text:p><text:p text:style-name="P19"><text:tab/>requestedInfo.add(XML_CIVIL_PARISH); </text:p><text:p text:style-name="P19"><text:tab/>(...) </text:p><text:p text:style-name="P19"><text:tab/>requestedInfo.add(XML_GENDER); </text:p><text:p text:style-name="P19"><text:tab/>PTEID_CCXML_Doc &amp;ccxml = card.getXmlCCDoc(*requestedInfo);</text:p><text:p text:style-name="P19"><text:tab/>resultXml = ccxml.getCCXML(); </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6"/>
      <text:p text:style-name="P36">Exemplo em Java</text:p>
      <text:p text:style-name="Standard"><draw:frame draw:style-name="fr2" draw:name="Frame31" text:anchor-type="paragraph" svg:width="5.911in" draw:z-index="29"><draw:text-box fo:min-height="0.8839in"><text:p text:style-name="P19"><text:tab/>String resultXml; </text:p><text:p text:style-name="P19"><text:tab/>PTEID_EIDCard card;</text:p><text:p text:style-name="P19"><text:tab/>PTEID_ulwrapper triesLeft = new PTEID_ulwrapper(-1);</text:p><text:p text:style-name="P19"><text:tab/></text:p><text:p text:style-name="P19"><text:tab/>(...)</text:p><text:p text:style-name="P19"/><text:p text:style-name="P19"><text:tab/>card.getPins().getPinByPinRef(PTEID_Pin.ADDR_PIN).verifyPin("", triesLeft, true); </text:p><text:p text:style-name="P19"><text:tab/>PTEID_XmlUserRequestedInfo requestedInfo = new PTEID_XmlUserRequestedInfo(); </text:p><text:p text:style-name="P19"><text:tab/></text:p><text:p text:style-name="P19"><text:tab/>requestedInfo.add(XMLUserData.XML_CIVIL_PARISH); </text:p><text:p text:style-name="P19"><text:tab/>(...) </text:p><text:p text:style-name="P19"><text:tab/>requestedInfo.add(XMLUserData.XML_GENDER); </text:p><text:p text:style-name="P19"><text:tab/>PTEID_CCXML_Doc result = idCard.getXmlCCDoc(requestedInfo); </text:p><text:p text:style-name="P19"><text:tab/>resultXml = result.getCCXML(); </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44"/>
      <text:p text:style-name="P39">Exemplo em C#</text:p>
      <text:p text:style-name="Text_20_body"><draw:frame draw:style-name="fr2" draw:name="Frame23" text:anchor-type="paragraph" svg:width="5.911in" draw:z-index="18"><draw:text-box fo:min-height="0.8839in"><text:p text:style-name="P19"><text:tab/>string resultXml; </text:p><text:p text:style-name="P19"><text:tab/>PTEID_EIDCard card;</text:p><text:p text:style-name="P19"><text:tab/>uint triesLeft;</text:p><text:p text:style-name="P19"><text:tab/></text:p><text:p text:style-name="P19"><text:tab/>(...)</text:p><text:p text:style-name="P19"/><text:p text:style-name="P19"><text:tab/>card.getPins().getPinByPinRef(PTEID_Pin.ADDR_PIN).verifyPin("", ref triesLeft, true); </text:p><text:p text:style-name="P19"><text:tab/>PTEID_XmlUserRequestedInfo requestedInfo = new PTEID_XmlUserRequestedInfo(); </text:p><text:p text:style-name="P19"><text:tab/></text:p><text:p text:style-name="P19"><text:tab/>requestedInfo.add(XMLUserData.XML_CIVIL_PARISH); </text:p><text:p text:style-name="P19"><text:tab/>(...) </text:p><text:p text:style-name="P19"><text:tab/>requestedInfo.add(XMLUserData.XML_GENDER); </text:p><text:p text:style-name="P19"><text:tab/>PTEID_CCXML_Doc result = idCard.getXmlCCDoc(requestedInfo); </text:p><text:p text:style-name="P19"><text:tab/>resultXml = result.getCCXML(); </text:p></draw:text-box></draw:frame></text:p>
      <text:h text:style-name="P55" text:outline-level="1">Assinatura de ficheiros utilizando o XML Advanced Electronic Signatures (XadES)</text:h>
      <text:p text:style-name="Text_20_body"/>
      <text:p text:style-name="P24">Esta funcionalidade permite a assinar um ou multiplos ficheiros em qualquer formato utilizando ou não <text:s/>selos temporais. </text:p>
      <text:list xml:id="list4467188973234449045" text:style-name="L13">
        <text:list-header>
          <text:p text:style-name="P71"/>
        </text:list-header>
        <text:list-item>
          <text:p text:style-name="P71">Os métodos SignXades/SignXadesT produzem um ficheiro zip que contem os ficheiros assinados e um ficheiro xml com a assinatura;</text:p>
        </text:list-item>
      </text:list>
      <text:p text:style-name="Text_20_body"/>
      <text:p text:style-name="P36">Exemplo C++</text:p>
      <text:p text:style-name="Text_20_body"><draw:frame draw:style-name="fr6" draw:name="Frame22" text:anchor-type="paragraph" svg:width="5.911in" draw:z-index="20"><draw:text-box fo:min-height="0.8839in"><text:p text:style-name="P19"><text:tab/>unsigned long n_errors = 200; </text:p><text:p text:style-name="P19"><text:tab/>char errors[n_errors];</text:p><text:p text:style-name="P35">const char *ficheiros[] = {"/home/ruim/<text:bookmark-start text:name="__DdeLink__1453_28674447711"/>teste<text:bookmark-end text:name="__DdeLink__1453_28674447711"/>/3F00_4F00_5032", </text:p><text:p text:style-name="P52">"/home/ruim/teste/3F00_5F00_EF0C", </text:p><text:p text:style-name="P52">"/home/ruim/teste/3F00_5F00_EF0D", </text:p><text:p text:style-name="P52">"/home/ruim/teste/3F00_5F00_EF0F"};</text:p><text:p text:style-name="P19"><text:s text:c="12"/><text:tab/>const char *destino =”/home/ruim/teste/ficheiros_assinados.zip”;</text:p><text:p text:style-name="P19"><text:tab/>int n_paths = 4; // tamanho do array ficheiros</text:p><text:p text:style-name="P19"><text:tab/></text:p><text:p text:style-name="P35">// assinar (1 única assinatura para todos os ficheiros)</text:p><text:p text:style-name="P35">idCard.SignXades(ficheiros, n_paths, destino); </text:p><text:p text:style-name="P35"/><text:p text:style-name="P35">// assinar com selo temporal (1 única assinatura para todos os ficheiros)</text:p><text:p text:style-name="P19"><text:tab/>idCard.SignXadesT(ficheiros, n_paths, destino); </text:p><text:p text:style-name="P19"/><text:p text:style-name="P19"><text:tab/>(...)</text:p><text:p text:style-name="P19"/><text:p text:style-name="P35">// verificar assinatura</text:p><text:p text:style-name="P35">if (!PTEID_SigVerifier::VerifySignature(destino, errors, &amp;n_errors))</text:p><text:p text:style-name="P51">(...)</text:p></draw:text-box></draw:frame></text:p>
      <text:p text:style-name="P40"/>
      <text:p text:style-name="P39">Exemplo Java</text:p>
      <text:p text:style-name="P43"><draw:frame draw:style-name="fr2" draw:name="Frame25" text:anchor-type="paragraph" svg:width="5.911in" draw:z-index="21"><draw:text-box fo:min-height="0.8839in"><text:p text:style-name="P19"><text:tab/><text:bookmark-start text:name="__DdeLink__1681_286744477"/>String ficheiros[] = new String[4];</text:p><text:p text:style-name="P19"><text:s text:c="12"/><text:tab/>ficheiros[0]="/home/ruim/<text:bookmark-start text:name="__DdeLink__1453_286744477"/>teste<text:bookmark-end text:name="__DdeLink__1453_286744477"/>/3F00_4F00_5032";</text:p><text:p text:style-name="P19"><text:s text:c="12"/><text:tab/>ficheiros[1]="/home/ruim/teste/3F00_5F00_EF0C";</text:p><text:p text:style-name="P19"><text:s text:c="12"/><text:tab/>ficheiros[2]="/home/ruim/teste/3F00_5F00_EF0D";</text:p><text:p text:style-name="P19"><text:s text:c="12"/><text:tab/>ficheiros[3]="/home/ruim/teste/3F00_5F00_EF0F";</text:p><text:p text:style-name="P35">String destino = "/home/ruim/teste/ficheiros_assinados.zip";</text:p><text:p text:style-name="P35">String errors;</text:p><text:p text:style-name="P19"><text:s text:c="12"/></text:p><text:p text:style-name="P35">//assinar (1 única assinatura para todos os ficheiros)</text:p><text:p text:style-name="P19"><text:tab/>idCard.SignXades(ficheiros, ficheiros.length, destino);</text:p><text:p text:style-name="P19"/><text:p text:style-name="P35">//assinar com selo temporal (1 única assinatura para todos os ficheiros)</text:p><text:p text:style-name="P35">idCard.SignXades(ficheiros, ficheiros.length, destino);</text:p><text:p text:style-name="P19"/><text:p text:style-name="P35">(...)</text:p><text:p text:style-name="P19"/><text:p text:style-name="P35"><text:bookmark-end text:name="__DdeLink__1681_286744477"/>//verificar assinatura</text:p><text:p text:style-name="P35">if (!PTEID_SigVerifier.VerifySignature(destino, errors, new PTEID_ulwrapper(0))</text:p><text:p text:style-name="P51">(...)</text:p></draw:text-box></draw:frame></text:p>
      <text:p text:style-name="P36"/>
      <text:p text:style-name="P36">Exemplo C#</text:p>
      <text:p text:style-name="Text_20_body"><draw:frame draw:style-name="fr7" draw:name="Frame26" text:anchor-type="paragraph" svg:width="5.911in" draw:z-index="22"><draw:text-box fo:min-height="0.8839in"><text:p text:style-name="P19"><text:tab/>string ficheiros[] = new string[4];</text:p><text:p text:style-name="P19"><text:s text:c="12"/><text:tab/>ficheiros[0]=@"c:\<text:bookmark-start text:name="__DdeLink__1453_2867444772"/>teste<text:bookmark-end text:name="__DdeLink__1453_2867444772"/>\3F00_4F00_5032";</text:p><text:p text:style-name="P19"><text:s text:c="12"/><text:tab/>ficheiros[1]=@"c:\<text:bookmark-start text:name="__DdeLink__1453_28674447721"/>teste<text:bookmark-end text:name="__DdeLink__1453_28674447721"/>\3F00_5F00_EF0C";</text:p><text:p text:style-name="P19"><text:s text:c="12"/><text:tab/>ficheiros[2]=@"c:\<text:bookmark-start text:name="__DdeLink__1453_28674447722"/>teste<text:bookmark-end text:name="__DdeLink__1453_28674447722"/>\3F00_5F00_EF0D";</text:p><text:p text:style-name="P19"><text:s text:c="12"/><text:tab/>ficheiros[3]=@"c:\<text:bookmark-start text:name="__DdeLink__1453_28674447723"/>teste<text:bookmark-end text:name="__DdeLink__1453_28674447723"/>\3F00_5F00_EF0F";</text:p><text:p text:style-name="P35">string destino = @"c:\<text:bookmark-start text:name="__DdeLink__1453_286744477231"/>teste<text:bookmark-end text:name="__DdeLink__1453_286744477231"/>\ficheiros_assinados.zip";</text:p><text:p text:style-name="P35">string errors;</text:p><text:p text:style-name="P35">uint lerror;</text:p><text:p text:style-name="P35"/><text:p text:style-name="P35">//assinar (1 única assinatura para todos os ficheiros)</text:p><text:p text:style-name="P19"><text:tab/>idCard.SignXades(ficheiros, ficheiros.length, destino);</text:p><text:p text:style-name="P19"/><text:p text:style-name="P35">//assinar com selo temporal (1 única assinatura para todos os ficheiros)</text:p><text:p text:style-name="P35">idCard.SignXades(ficheiros, ficheiros.length, destino);</text:p><text:p text:style-name="P19"/><text:p text:style-name="P35">(...)</text:p><text:p text:style-name="P19"/><text:p text:style-name="P35">//verificar assinatura</text:p><text:p text:style-name="P35">if (!PTEID_SigVerifier.VerifySignature(destino, ref errors, ref lerror))</text:p><text:p text:style-name="P51">(...)</text:p></draw:text-box></draw:frame></text:p>
      <text:p text:style-name="Text_20_body"><draw:frame draw:style-name="fr8" draw:name="Frame27" text:anchor-type="paragraph" svg:width="5.911in" draw:z-index="23"><draw:text-box fo:min-height="1.3047in"><text:p text:style-name="P11"><text:span text:style-name="T17">NOTA:</text:span> <text:span text:style-name="T16">Alternativamente é possivel assinar individualmente cada ficheiro da seguinte forma:</text:span></text:p><text:p text:style-name="P75"><text:tab/></text:p><text:p text:style-name="P33"><text:span text:style-name="T16">idCard.SignXadesIndividual(</text:span><text:span text:style-name="T12">ficheiros</text:span><text:span text:style-name="T16">, </text:span><text:span text:style-name="T12">n_paths</text:span><text:span text:style-name="T16">, dirDestino); <text:s text:c="18"/>(C++ - sem selo temporal )</text:span></text:p><text:p text:style-name="P33"><text:span text:style-name="T16">idCard.SignXadesIndividual(</text:span><text:span text:style-name="T12">ficheiros</text:span><text:span text:style-name="T16">, </text:span><text:span text:style-name="T12">ficheiros.length</text:span><text:span text:style-name="T16">, dirDestino); <text:s text:c="3"/>(Java/C# - sem selo temporal)</text:span></text:p><text:p text:style-name="P81"/><text:p text:style-name="P33"><text:span text:style-name="T16">idCard.SignXadesTIndividual(</text:span><text:span text:style-name="T12">ficheiros</text:span><text:span text:style-name="T16">, </text:span><text:span text:style-name="T12">n_paths</text:span><text:span text:style-name="T16">, dirDestino); <text:s text:c="18"/>(C++ - com selo temporal )</text:span></text:p><text:p text:style-name="P33"><text:span text:style-name="T16">idCard.SignXadesTIndividual(</text:span><text:span text:style-name="T12">ficheiros</text:span><text:span text:style-name="T16">, </text:span><text:span text:style-name="T12">ficheiros.length</text:span><text:span text:style-name="T16">, dirDestino); <text:s text:c="3"/>(Java/C# - com selo temporal)</text:span></text:p><text:p text:style-name="P81"/><text:p text:style-name="P82">o parametro dirDestino contêm o destino (directoria) onde deverão ser colocados os ficheiros assinados.</text:p></draw:text-box></draw:frame></text:p>
      <text:h text:style-name="Heading_20_1" text:outline-level="1"><text:soft-page-break/>Leitura dos certificados digitais presentes no cartão de cidadão</text:h>
      <text:p text:style-name="Text_20_body"/>
      <text:p text:style-name="P24">Os certificados digitais presentes no cartão de cidadão podem ser obtidos através das seguintes instruções</text:p>
      <text:p text:style-name="P24"/>
      <text:p text:style-name="P24"/>
      <text:p text:style-name="P36">Exemplo C++</text:p>
      <text:p text:style-name="P24"><draw:frame draw:style-name="fr6" draw:name="Frame28" text:anchor-type="paragraph" svg:width="5.911in" draw:z-index="24"><draw:text-box fo:min-height="0.8839in"><text:p text:style-name="P19"><text:tab/></text:p></draw:text-box></draw:frame></text:p>
      <text:p text:style-name="P36">Exemplo Java</text:p>
      <text:p text:style-name="P24"><draw:frame draw:style-name="fr6" draw:name="Frame29" text:anchor-type="paragraph" svg:width="5.911in" draw:z-index="25"><draw:text-box fo:min-height="0.8839in"><text:p text:style-name="P19"><text:tab/></text:p></draw:text-box></draw:frame></text:p>
      <text:p text:style-name="P36">Exemplo C#</text:p>
      <text:p text:style-name="P24"><draw:frame draw:style-name="fr6" draw:name="Frame30" text:anchor-type="paragraph" svg:width="5.911in" draw:z-index="26"><draw:text-box fo:min-height="0.8839in"><text:p text:style-name="P19"><text:tab/></text:p></draw:text-box></draw:frame></text:p>
      <text:p text:style-name="P24"/>
      <text:p text:style-name="P50">ATENÇÃO! - DOCUMENTO EM PROGRESSO</text:p>
      <text:p text:style-name="P1"/>
      <text:p text:style-name="P7">Métodos de identificação</text:p>
      <text:p text:style-name="P28"><text:span text:style-name="T7">Existentes nas classes </text:span><text:span text:style-name="T9">PTEID_EId</text:span><text:span text:style-name="T2">, </text:span><text:span text:style-name="T9">PTEID_Address.</text:span><text:span text:style-name="T2"> </text:span></text:p>
      <text:p text:style-name="P1"/>
      <text:p text:style-name="P18">PTEID_EId:</text:p>
      <text:p text:style-name="P1">getDocumentVersion() - <text:s/>versão do documento de identificação.</text:p>
      <text:p text:style-name="P1">GetDocumentType()<text:tab/>- tipo de documento - “Cartão de cidadão” .</text:p>
      <text:p text:style-name="P1">getCountry() - código do país no formato ISO3166 .</text:p>
      <text:p text:style-name="P1">getGivenName() - nomes próprios do detentor do cartão<text:tab/>.<text:tab/> </text:p>
      <text:p text:style-name="P1">getSurname() - apelidos do detentor do cartão.<text:tab/><text:tab/><text:tab/><text:tab/> </text:p>
      <text:p text:style-name="P1">getGender()<text:tab/>- género do detentor do cartão.<text:tab/><text:tab/><text:tab/> </text:p>
      <text:p text:style-name="P1">getDateOfBirth() - data de nascimento. </text:p>
      <text:p text:style-name="P1">getLocationOfBirth() - local de nascimento<text:tab/> </text:p>
      <text:p text:style-name="Standard"><text:span text:style-name="T2">getNationality() - nacionalidade </text:span><text:bookmark-start text:name="__DdeLink__1593_2133176146"/><text:span text:style-name="T2">(código do país no formato ISO3166 )</text:span><text:bookmark-end text:name="__DdeLink__1593_2133176146"/></text:p>
      <text:p text:style-name="P1">getDocumentPAN() - número PAN do cartão (PAN - primary account number)<text:tab/><text:tab/> </text:p>
      <text:p text:style-name="P1">getValidityBeginDate() - data de emissão </text:p>
      <text:p text:style-name="P1">getValidityEndDate() - data de validade</text:p>
      <text:p text:style-name="P1">getHeight()<text:tab/>- altura do detentor do cartão. </text:p>
      <text:p text:style-name="P1">getDocumentNumber() - número do cartão de cidadão. </text:p>
      <text:p text:style-name="P1">getCivilianIdNumber() - número de identificação civil. </text:p>
      <text:p text:style-name="P1">getTaxNo() - número de identificação fiscal </text:p>
      <text:p text:style-name="P1">getSocialSecurityNumber() - número de segurança social </text:p>
      <text:p text:style-name="P1">getHealthNumber() - número de utente de saúde </text:p>
      <text:p text:style-name="P1">getIssuingEntity() - entidade emissora do cartão<text:tab/> </text:p>
      <text:p text:style-name="P1">getLocalofRequest() - local de pedido do cartão </text:p>
      <text:p text:style-name="P1">getGivenNameFather() - nomes próprios do pai do detentor do cartão.<text:tab/> </text:p>
      <text:p text:style-name="P1">getSurnameFather() - apelidos do pai do detentor do cartão.<text:tab/> </text:p>
      <text:p text:style-name="P1">getGivenNameMother() - nomes próprios da mãe do detentor do cartão.</text:p>
      <text:p text:style-name="P1">GetSurnameMother() - apelidos da mãe do detentor do cartão. </text:p>
      <text:p text:style-name="P1">getParents()<text:tab/><text:tab/><text:tab/><text:tab/> </text:p>
      <text:p text:style-name="P1">getPhotoObj() - objecto que contêm a foto do detentor do cartão <text:tab/><text:tab/> </text:p>
      <text:p text:style-name="P1">getCardAuthKeyObj() - chave pública do cartão</text:p>
      <text:p text:style-name="P1">getPersoData() - notas pessoais. <text:tab/><text:tab/><text:tab/> </text:p>
      <text:p text:style-name="P1">getMRZ1() - primeira linha do campo MRZ<text:tab/><text:tab/><text:tab/><text:tab/> </text:p>
      <text:p text:style-name="P1">getMRZ2() - segunda linha do campo MRZ<text:tab/><text:tab/><text:tab/><text:tab/><text:tab/> </text:p>
      <text:p text:style-name="P1">getMRZ3() - terceira linha do campo MRZ<text:tab/><text:tab/><text:tab/><text:tab/> </text:p>
      <text:p text:style-name="P1">getAccidentalIndications() - indicações eventuais</text:p>
      <text:p text:style-name="P1"/>
      <text:p text:style-name="P1"/>
      <text:p text:style-name="P1"/>
      <text:p text:style-name="P18">PTEID_Address</text:p>
      <text:p text:style-name="P1">getCountryCode() - código do país no formato ISO3166 </text:p>
      <text:p text:style-name="P1">getDistrict() - nome do distrito<text:tab/><text:tab/><text:tab/><text:tab/> </text:p>
      <text:p text:style-name="P1">getDistrictCode() - código do distrito<text:tab/> </text:p>
      <text:p text:style-name="P1">getMunicipality() - nome do municipio </text:p>
      <text:p text:style-name="P1">getMunicipalityCode() - código do municipio<text:tab/> </text:p>
      <text:p text:style-name="P1">getCivilParish() - nome da freguesia </text:p>
      <text:p text:style-name="P1">getCivilParishCode() - código da freguesia </text:p>
      <text:p text:style-name="P1">getAbbrStreetType() - abreviatura do tipo de via </text:p>
      <text:p text:style-name="P1">getStreetType() - tipo de via </text:p>
      <text:p text:style-name="P1">getStreetName() - nome da via </text:p>
      <text:p text:style-name="P1">getAbbrBuildingType() - abreviatura do tipo de edificio </text:p>
      <text:p text:style-name="P1">getBuildingType() - tipo do edificio </text:p>
      <text:p text:style-name="P1">getDoorNo()<text:tab/>- número da entrada </text:p>
      <text:p text:style-name="P1"><text:soft-page-break/>getFloor() - número do piso<text:tab/><text:tab/> </text:p>
      <text:p text:style-name="P1">getSide() - lado<text:tab/><text:tab/><text:tab/><text:tab/><text:tab/> </text:p>
      <text:p text:style-name="P1">getLocality() - localidade<text:tab/><text:tab/><text:tab/><text:tab/> </text:p>
      <text:p text:style-name="P1">getPlace() - lugar</text:p>
      <text:p text:style-name="P1">getZip4() - código postal <text:tab/><text:tab/><text:tab/><text:tab/> </text:p>
      <text:p text:style-name="P1">getZip3() - código postal<text:tab/><text:tab/> </text:p>
      <text:p text:style-name="P1">getPostalLocality() - localidade postal<text:tab/> </text:p>
      <text:p text:style-name="P1"/>
      <text:p text:style-name="P1">Apenas aplicável a moradas estrangeiras:</text:p>
      <text:p text:style-name="P1"/>
      <text:p text:style-name="P1">getForeignCountry() - país </text:p>
      <text:p text:style-name="P1">getForeignAddress() - endereço</text:p>
      <text:p text:style-name="P1">getForeignCity() - cidade</text:p>
      <text:p text:style-name="P1">getForeignRegion() - região</text:p>
      <text:p text:style-name="P1">getForeignLocality() - localidade </text:p>
      <text:p text:style-name="P1">getForeignPostalCode() - código postal</text:p>
      <text:p text:style-name="P1"/>
      <text:p text:style-name="P1">Aplicável a ambas as moradas (nacionais e estrangeiras)</text:p>
      <text:p text:style-name="P1">getGeneratedAddressCode() - código do endereço.</text:p>
      <text:p text:style-name="P1"/>
      <text:p text:style-name="P27">IsNationalAddress() - retorna um boole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4-03-28T11:37:43.681922029</dc:date>
    <dc:creator>André Guerreiro</dc:creator>
    <meta:editing-duration>P7DT3H40M16S</meta:editing-duration>
    <meta:editing-cycles>26</meta:editing-cycles>
    <meta:generator>LibreOffice/4.1.3.2$Linux_X86_64 LibreOffice_project/410m0$Build-2</meta:generator>
    <meta:document-statistic meta:table-count="1" meta:image-count="0" meta:object-count="0" meta:page-count="21" meta:paragraph-count="532" meta:word-count="2348" meta:character-count="19087" meta:non-whitespace-character-count="16484"/>
  </office:meta>
</office:document-meta>
</file>